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09cm"/>
    </style:style>
    <style:style style:name="co2" style:family="table-column">
      <style:table-column-properties fo:break-before="auto" style:column-width="25.39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032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9.733cm"/>
    </style:style>
    <style:style style:name="co7" style:family="table-column">
      <style:table-column-properties fo:break-before="auto" style:column-width="12.5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32cm"/>
    </style:style>
    <style:style style:name="co10" style:family="table-column">
      <style:table-column-properties fo:break-before="auto" style:column-width="16.473cm"/>
    </style:style>
    <style:style style:name="co11" style:family="table-column">
      <style:table-column-properties fo:break-before="auto" style:column-width="5.616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10.7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59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60" style:family="table-cell" style:parent-style-name="Default" style:data-style-name="N0">
      <style:table-cell-properties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61" style:family="table-cell" style:parent-style-name="Default" style:data-style-name="N0">
      <style:table-cell-properties fo:border="0.06pt solid #000000" style:vertical-align="automatic"/>
      <style:text-properties fo:color="#ff3333" style:font-name="Arial1" fo:font-size="15pt" style:font-name-asian="Arial1" style:font-size-asian="15pt" style:font-name-complex="Arial1" style:font-size-complex="15pt"/>
    </style:style>
    <style:style style:name="ce62" style:family="table-cell" style:parent-style-name="Default" style:data-style-name="N0">
      <style:table-cell-properties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63" style:family="table-cell" style:parent-style-name="Default" style:data-style-name="N0">
      <style:table-cell-properties style:vertical-align="automatic"/>
      <style:text-properties fo:color="#000000" style:font-name="Arial1" style:font-name-asian="Arial1" style:font-name-complex="Arial1"/>
    </style:style>
    <style:style style:name="ce7" style:family="table-cell" style:parent-style-name="Default" style:data-style-name="N0"/>
    <style:style style:name="ce65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1" fo:font-size="15pt" style:font-name-asian="Arial1" style:font-size-asian="15pt" style:font-name-complex="Arial1" style:font-size-complex="15pt"/>
    </style:style>
    <style:style style:name="ce70" style:family="table-cell" style:parent-style-name="Default" style:data-style-name="N0">
      <style:table-cell-properties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71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4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7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74pt solid #000000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wrap-option="wrap" fo:border="0.74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1" fo:font-weight="bold" style:font-name-asian="Arial1" style:font-name-complex="Arial1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a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/>
        <table:table-row table:style-name="ro1">
          <table:table-cell table:style-name="ce1" office:value-type="string" calcext:value-type="string">
            <text:p>Features</text:p>
          </table:table-cell>
          <table:table-cell table:style-name="ce65" office:value-type="string" calcext:value-type="string">
            <text:p>Resposta para a pauta atitudinal: “Busca adquirir por conta própria habilidades e conhecimentos para o seu melhor desempenho funcional”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atividades concluídas dentre as previstas no momento</text:p>
          </table:table-cell>
          <table:table-cell table:style-name="ce66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participação em questionário</text:p>
          </table:table-cell>
          <table:table-cell table:style-name="ce66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tentativas realizadas no questionário</text:p>
          </table:table-cell>
          <table:table-cell table:style-name="ce66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articipação em fórum em relação média da turma</text:p>
          </table:table-cell>
          <table:table-cell table:style-name="ce66"/>
          <table:table-cell table:style-name="ce7" table:number-columns-repeated="16382"/>
        </table:table-row>
        <table:table-row table:style-name="ro2">
          <table:table-cell table:style-name="ce60" office:value-type="string" calcext:value-type="string">
            <text:p>Percentual de cursos concluídos (ÁREA TÉCNICA)</text:p>
          </table:table-cell>
          <table:table-cell table:style-name="ce66"/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cursos concluídos (ÁREA ADMINISTRATIVA/BÉLICA)</text:p>
          </table:table-cell>
          <table:table-cell table:style-name="ce66"/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cursos concluídos</text:p>
          </table:table-cell>
          <table:table-cell table:style-name="ce67"/>
          <table:table-cell table:style-name="ce7" table:number-columns-repeated="16382"/>
        </table:table-row>
        <table:table-row table:style-name="ro2">
          <table:table-cell table:style-name="ce61"/>
          <table:table-cell table:style-name="ce67"/>
          <table:table-cell table:style-name="ce7" table:number-columns-repeated="16382"/>
        </table:table-row>
        <table:table-row table:style-name="ro2">
          <table:table-cell table:style-name="ce62" table:number-columns-repeated="2"/>
          <table:table-cell table:style-name="ce7" table:number-columns-repeated="1638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65" office:value-type="string" calcext:value-type="string">
            <text:p>Reposta para a pauta atitudinal: “Procura manter os seus conhecimentos atualizados em prol de empregá-los no trabalho”.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atividades concluídas dentre as previstas no momento</text:p>
          </table:table-cell>
          <table:table-cell table:style-name="ce60"/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participação em questionário</text:p>
          </table:table-cell>
          <table:table-cell table:style-name="ce68"/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tentativas realizadas no questionário</text:p>
          </table:table-cell>
          <table:table-cell table:style-name="ce68"/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articipação em fórum em relação média da turma</text:p>
          </table:table-cell>
          <table:table-cell table:style-name="ce68"/>
          <table:table-cell table:style-name="ce7" table:number-columns-repeated="16382"/>
        </table:table-row>
        <table:table-row table:style-name="ro2">
          <table:table-cell table:style-name="ce60" office:value-type="string" calcext:value-type="string">
            <text:p>Percentual de cursos concluídos (ÁREA TÉCNICA)</text:p>
          </table:table-cell>
          <table:table-cell table:style-name="ce68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cursos concluídos (ÁREA ADMINISTRATIVA/BÉLICA)</text:p>
          </table:table-cell>
          <table:table-cell table:style-name="ce68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59" office:value-type="string" calcext:value-type="string">
            <text:p>Percentual de cursos concluídos</text:p>
          </table:table-cell>
          <table:table-cell table:style-name="ce69"/>
          <table:table-cell table:style-name="ce7" table:number-columns-repeated="16382"/>
        </table:table-row>
        <table:table-row table:style-name="ro2">
          <table:table-cell table:style-name="ce61"/>
          <table:table-cell table:style-name="ce68"/>
          <table:table-cell table:style-name="ce7" table:number-columns-repeated="16382"/>
        </table:table-row>
        <table:table-row table:style-name="ro3">
          <table:table-cell table:style-name="ce63"/>
          <table:table-cell table:style-name="ce70"/>
          <table:table-cell table:style-name="ce7" table:number-columns-repeated="16382"/>
        </table:table-row>
        <table:table-row table:style-name="ro4" table:number-rows-repeated="1048554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</table:table>
      <table:table table:name="Resp Busca adquirir por conta própria habilidades e conhecimentos para o seu melhor desempenho funcional" table:style-name="ta2"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number-columns-repeated="2" table:default-cell-style-name="ce75"/>
        <table:table-row table:style-name="ro6">
          <table:table-cell table:style-name="ce71" office:value-type="string" calcext:value-type="string">
            <text:p>Percentual de atividades concluídas dentre as previstas no momento</text:p>
          </table:table-cell>
          <table:table-cell table:style-name="ce73" office:value-type="string" calcext:value-type="string">
            <text:p>Percentual de participação em questionário</text:p>
          </table:table-cell>
          <table:table-cell table:style-name="ce73" office:value-type="string" calcext:value-type="string">
            <text:p>Percentual de tentativas realizadas no questionário</text:p>
          </table:table-cell>
          <table:table-cell table:style-name="ce74" office:value-type="string" calcext:value-type="string">
            <text:p>Resposta para a atitude AUTOAPERFEIÇOAMENTO-”Busca adquirir por conta própria habilidades e conhecimentos para o seu melhor desempenho funcional” (Saída do Sistema Especialista - a ser preenchida pelo especialista) : <text:s/>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  <table:table-cell table:number-columns-repeated="2"/>
        </table:table-row>
        <table:table-row table:style-name="ro3">
          <table:table-cell table:number-columns-repeated="6"/>
        </table:table-row>
      </table:table>
      <table:table table:name="Resp Procura manter os seus conhecimentos atualizados em prol de empregá-los no trabalho." table:style-name="ta2">
        <table:table-column table:style-name="co9" table:default-cell-style-name="ce77"/>
        <table:table-column table:style-name="co4" table:default-cell-style-name="ce77"/>
        <table:table-column table:style-name="co10" table:default-cell-style-name="ce72"/>
        <table:table-row table:style-name="ro7">
          <table:table-cell table:style-name="ce76" office:value-type="string" calcext:value-type="string">
            <text:p>Percentual de cursos concluídos (ÁREA TÉCNICA)</text:p>
          </table:table-cell>
          <table:table-cell table:style-name="ce74" office:value-type="string" calcext:value-type="string">
            <text:p>Percentual de cursos concluídos (ÁREA ADMINISTRATIVA/BÉLICA)</text:p>
          </table:table-cell>
          <table:table-cell table:style-name="ce78" office:value-type="string" calcext:value-type="string">
            <text:p>Resposta para a atitude AUTOAPERFEIÇOAMENTO-”Procura manter os seus conhecimentos atualizados em prol de empregá-los no trabalho” (Saída do Sistema Especialista - a ser preenchida pelo especialista) </text:p>
          </table:table-cell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</table:table-row>
        <table:table-row table:style-name="ro3">
          <table:table-cell table:number-columns-repeated="2"/>
          <table:table-cell table:style-name="ce77"/>
        </table:table-row>
      </table:table>
      <table:table table:name="Autoaperfeicoamento" table:style-name="ta2">
        <table:table-column table:style-name="co11" table:default-cell-style-name="ce77"/>
        <table:table-column table:style-name="co12" table:default-cell-style-name="ce77"/>
        <table:table-column table:style-name="co13" table:default-cell-style-name="ce82"/>
        <table:table-column table:style-name="co8" table:default-cell-style-name="ce86"/>
        <table:table-row table:style-name="ro8">
          <table:table-cell table:style-name="ce79" office:value-type="string" calcext:value-type="string">
            <text:p>“Busca adquirir por conta própria habilidades e conhecimentos para o seu melhor desempenho funcional”</text:p>
          </table:table-cell>
          <table:table-cell table:style-name="ce80" office:value-type="string" calcext:value-type="string">
            <text:p><text:span text:style-name="T1">“</text:span><text:span text:style-name="T2">Procura manter os seus conhecimentos atualizados em prol de empregá-los no trabalho”</text:span></text:p>
          </table:table-cell>
          <table:table-cell table:style-name="ce81" office:value-type="string" calcext:value-type="string">
            <text:p>Resposta para a atitude “AUTOAPERFEIÇOAMENTO”- Saída do Sistema Especialista ( a ser preenchida pelo especialista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xtremamente Evidenciado</text:p>
          </table:table-cell>
          <table:table-cell table:style-name="ce85" office:value-type="string" calcext:value-type="string">
            <text:p>Bom</text:p>
          </table:table-cell>
          <table:table-cell table:style-name="Default"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8:18:02.67671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Marcelo</meta:initial-creator>
    <meta:creation-date>2025-09-25T08:01:56Z</meta:creation-date>
    <dc:date>2026-02-07T18:18:21.088145500</dc:date>
    <meta:editing-cycles>23</meta:editing-cycles>
    <meta:editing-duration>PT6H35M9S</meta:editing-duration>
    <meta:document-statistic meta:table-count="4" meta:cell-count="243" meta:object-count="0"/>
  </office:meta>
</office:document-meta>
</file>